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Monaco" svg:font-family="Monac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a153" officeooo:paragraph-rsid="000aa153"/>
    </style:style>
    <style:style style:name="P2" style:family="paragraph" style:parent-style-name="Standard">
      <style:text-properties officeooo:rsid="0019174c" officeooo:paragraph-rsid="000aa153"/>
    </style:style>
    <style:style style:name="P3" style:family="paragraph" style:parent-style-name="Standard">
      <style:text-properties officeooo:rsid="0019174c" officeooo:paragraph-rsid="000fc4d1"/>
    </style:style>
    <style:style style:name="P4" style:family="paragraph" style:parent-style-name="Standard">
      <style:text-properties officeooo:rsid="00180a05" officeooo:paragraph-rsid="000aa153"/>
    </style:style>
    <style:style style:name="P5" style:family="paragraph" style:parent-style-name="Standard">
      <style:text-properties officeooo:rsid="0016008c" officeooo:paragraph-rsid="000aa153"/>
    </style:style>
    <style:style style:name="P6" style:family="paragraph" style:parent-style-name="Standard">
      <style:text-properties officeooo:paragraph-rsid="000dcd12"/>
    </style:style>
    <style:style style:name="P7" style:family="paragraph" style:parent-style-name="Standard">
      <style:text-properties style:font-name="Liberation Serif" fo:font-size="12pt" officeooo:rsid="000f5cd8" officeooo:paragraph-rsid="000f5cd8" style:font-size-asian="12pt" style:font-size-complex="12pt"/>
    </style:style>
    <style:style style:name="P8" style:family="paragraph" style:parent-style-name="Standard">
      <style:text-properties officeooo:rsid="000f5cd8" officeooo:paragraph-rsid="000fc4d1"/>
    </style:style>
    <style:style style:name="P9" style:family="paragraph" style:parent-style-name="Standard">
      <style:text-properties fo:color="#000000" style:font-name="Liberation Serif" fo:font-size="12pt" officeooo:rsid="000aa153" officeooo:paragraph-rsid="000aa153" style:font-size-asian="12pt" style:font-size-complex="12pt"/>
    </style:style>
    <style:style style:name="P10" style:family="paragraph" style:parent-style-name="Standard">
      <style:text-properties fo:color="#000000" style:font-name="Liberation Serif" fo:font-size="12pt" officeooo:paragraph-rsid="00114e63"/>
    </style:style>
    <style:style style:name="P11" style:family="paragraph" style:parent-style-name="Standard">
      <style:text-properties fo:color="#000000" style:font-name="Liberation Serif" fo:font-size="12pt" officeooo:paragraph-rsid="0011ca9a"/>
    </style:style>
    <style:style style:name="T1" style:family="text">
      <style:text-properties officeooo:rsid="000c0f78"/>
    </style:style>
    <style:style style:name="T2" style:family="text">
      <style:text-properties fo:font-variant="normal" fo:text-transform="none" fo:color="#222426" style:font-name="Liberation Serif" fo:font-size="12pt" fo:letter-spacing="normal" fo:font-style="normal" fo:font-weight="normal" officeooo:rsid="000dcd12" style:font-size-asian="12pt" style:font-size-complex="12pt"/>
    </style:style>
    <style:style style:name="T3" style:family="text">
      <style:text-properties fo:font-variant="normal" fo:text-transform="none" fo:color="#222426" style:font-name="Liberation Serif" fo:font-size="12pt" fo:letter-spacing="normal" fo:font-style="normal" fo:font-weight="normal" officeooo:rsid="000ede29"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0ede29" style:font-size-asian="12pt" style:font-size-complex="12pt"/>
    </style:style>
    <style:style style:name="T5" style:family="text">
      <style:text-properties fo:font-variant="normal" fo:text-transform="none" fo:color="#f8f8f8" style:font-name="Monaco" fo:font-size="9.75pt" fo:letter-spacing="normal" fo:font-style="normal" fo:font-weight="normal"/>
    </style:style>
    <style:style style:name="T6" style:family="text">
      <style:text-properties fo:font-variant="normal" fo:text-transform="none" fo:color="#f8f8f8" style:font-name="Monaco" fo:font-size="9.75pt" fo:letter-spacing="normal" fo:font-style="normal" fo:font-weight="normal" officeooo:rsid="00104b52" style:font-size-asian="12pt" style:font-size-complex="12pt"/>
    </style:style>
    <style:style style:name="T7" style:family="text">
      <style:text-properties fo:font-variant="normal" fo:text-transform="none" style:font-name="Monaco" fo:font-size="9.75pt" fo:letter-spacing="normal" fo:font-style="normal" fo:font-weight="normal" officeooo:rsid="00104b52" style:font-size-asian="12pt" style:font-size-complex="12pt"/>
    </style:style>
    <style:style style:name="T8" style:family="text">
      <style:text-properties fo:font-variant="normal" fo:text-transform="none" fo:font-size="9.75pt" fo:letter-spacing="normal" fo:font-style="normal" fo:font-weight="normal" officeooo:rsid="00104b52" style:font-size-asian="12pt" style:font-size-complex="12pt"/>
    </style:style>
    <style:style style:name="T9" style:family="text">
      <style:text-properties fo:font-variant="normal" fo:text-transform="none" fo:letter-spacing="normal" fo:font-style="normal" fo:font-weight="normal" officeooo:rsid="00104b52" style:font-size-asian="12pt" style:font-size-complex="12pt"/>
    </style:style>
    <style:style style:name="T10" style:family="text">
      <style:text-properties officeooo:rsid="000ede29"/>
    </style:style>
    <style:style style:name="T11" style:family="text">
      <style:text-properties officeooo:rsid="000f5cd8"/>
    </style:style>
    <style:style style:name="T12" style:family="text">
      <style:text-properties style:font-name="Liberation Serif" fo:font-size="12pt" officeooo:rsid="000dcd12" style:font-size-asian="12pt" style:font-size-complex="12pt"/>
    </style:style>
    <style:style style:name="T13" style:family="text">
      <style:text-properties fo:color="#000000"/>
    </style:style>
    <style:style style:name="T14" style:family="text">
      <style:text-properties officeooo:rsid="000fc4d1"/>
    </style:style>
    <style:style style:name="T15" style:family="text">
      <style:text-properties officeooo:rsid="00104b52" style:font-size-asian="12pt" style:font-size-complex="12pt"/>
    </style:style>
    <style:style style:name="T16" style:family="text">
      <style:text-properties officeooo:rsid="00114e63" style:font-size-asian="12pt" style:font-size-complex="12pt"/>
    </style:style>
    <style:style style:name="T17" style:family="text">
      <style:text-properties officeooo:rsid="0011ca9a" style:font-size-asian="12pt"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tudent_name: Devanjal Kotia</text:p>
      <text:p text:style-name="P4">Student_id: 010825048</text:p>
      <text:p text:style-name="P2">Git hub: <text:a xlink:type="simple" xlink:href="https://github.com/nehaparmarcs/ShoppingCart.git" text:style-name="Internet_20_link" text:visited-style-name="Visited_20_Internet_20_Link">https://github.com/nehaparmarcs/ShoppingCart.git</text:a></text:p>
      <text:p text:style-name="P8">waffle.io:- <text:a xlink:type="simple" xlink:href="https://waffle.io/nehaparmarcs/ShoppingCart" text:style-name="Internet_20_link" text:visited-style-name="Visited_20_Internet_20_Link"><text:span text:style-name="T14">https://waffle.io/nehaparmarcs/ShoppingCart</text:span></text:a></text:p>
      <text:p text:style-name="P3"/>
      <text:p text:style-name="P2"/>
      <text:p text:style-name="P5">Online Fashion Apparel (Shopping Cart)</text:p>
      <text:p text:style-name="P5"/>
      <text:p text:style-name="P1">week #2</text:p>
      <text:p text:style-name="P1"/>
      <text:p text:style-name="P6"><text:span text:style-name="T12">This week started with html tutorial from </text:span><text:a xlink:type="simple" xlink:href="http://www.w3schools.com/html/" text:style-name="Internet_20_link" text:visited-style-name="Visited_20_Internet_20_Link">http://www.w3schools.com/html/</text:a><text:span text:style-name="T2"> </text:span><text:span text:style-name="T3">f</text:span><text:span text:style-name="T4">or basic designing of the pages. I had tried and performed different tutorials like the named and unnamed list,layouts, classes and . Later for the dynamically moving the data to the database which is required for registration and again for login in for verifying information from database, Java server pages (jsp) is needed. I had seen tutorials of Jsp <text:s/>for mysql connectivity and also setup the mysql database and tables required.</text:span></text:p>
      <text:p text:style-name="P9"><text:span text:style-name="T10">After going through the tutorials</text:span> I had started my work on having different pages for the front end part starting from index pages which on which there are Registration and Login Page. With Registration page made in html and <text:span text:style-name="T11">after filling the information of username, first_name, last_name and the password </text:span>wh<text:span text:style-name="T11">en we click</text:span> the submission butto<text:span text:style-name="T11">n, connectivity</text:span> with the mysql database at port 3306 dynamically <text:span text:style-name="T11">done through</text:span> the Registration.jsp and then insert<text:span text:style-name="T11">ion</text:span> the data in the table <text:span text:style-name="T11">is done</text:span>.</text:p>
      <text:p text:style-name="P9">After this for logging in to the <text:span text:style-name="T1">webpage</text:span> from the index page. we can simply <text:span text:style-name="T1">click</text:span> login <text:span text:style-name="T1">tab</text:span> throu<text:span text:style-name="T11">g</text:span>h the giv<text:span text:style-name="T11">e</text:span>n username and the password, <text:span text:style-name="T11">and after successful mysql connection again it let us get in</text:span>. <text:span text:style-name="T11">For both </text:span>Registration and login process <text:span text:style-name="T11">I had</text:span> uses mysql database just to make it simpler.</text:p>
      <text:p text:style-name="P9"><text:span text:style-name="T11">After this, </text:span>on the base of HTML login page I had used CSS to make the page look good. <text:s/><text:span text:style-name="T11">Currently, I am trying tile and header and footer in the frontal part to get symmetry in all the pages.</text:span></text:p>
      <text:p text:style-name="P9"/>
      <text:p text:style-name="P11"><text:span text:style-name="T15">I had done a deployment of a web project provided by heroku tutorial </text:span><text:span text:style-name="T17">(</text:span><text:a xlink:type="simple" xlink:href="https://devcenter.heroku.com/articles/getting-started-with-java#introduction" text:style-name="Internet_20_link" text:visited-style-name="Visited_20_Internet_20_Link"><text:span text:style-name="T17">https://devcenter.heroku.com/articles/getting-started-with-java#introduction</text:span></text:a><text:span text:style-name="T17">)</text:span><text:span text:style-name="T15"> starting from the commands like “heroku login”, “heroku create”(deployment of the app), “</text:span><text:span text:style-name="T9">heroku ps:scale web=1</text:span><text:span text:style-name="T15">”</text:span><text:span text:style-name="T16">(For scaling)</text:span><text:span text:style-name="T15"> “heroku local web”(deployment locally). Here also we git push the changes. </text:span></text:p>
      <text:p text:style-name="P10"><text:span text:style-name="T15"/></text:p>
      <text:p text:style-name="P7"><text:span text:style-name="T13">Also, This week I had read about CouchDb. As we will be using it in our project and also we were going to have our presentation on it. CouchDb being a NoSql database has great distinguishing features like the Multi Master replication which means that if there is an update in the document in any of the node, it will automatically copied to other nodes making it very flexible by which system becames eventually consistent and also a feature called MVCC( Multi version Concurrency Control) which means that CouchDb stores different version of same document to avoid the conflicts and when there is write request going on some documents and simultaneously there is read request, the older version of document is made available to the requester which make the system highly available</text:span>. I had also understood the concept of <text:span text:style-name="T14">the CAP properties of the system along with the </text:span>Map and Reduce function in Querying which is generally written in JavaScript to make it simpler to 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Monaco" svg:font-family="Monac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6T17:14:03.476512406</meta:creation-date>
    <dc:date>2016-04-16T21:54:54.850378119</dc:date>
    <meta:editing-duration>PT14M41S</meta:editing-duration>
    <meta:editing-cycles>4</meta:editing-cycles>
    <meta:generator>LibreOffice/5.0.5.2$Linux_X86_64 LibreOffice_project/00m0$Build-2</meta:generator>
    <meta:document-statistic meta:table-count="0" meta:image-count="0" meta:object-count="0" meta:page-count="1" meta:paragraph-count="12" meta:word-count="473" meta:character-count="2999" meta:non-whitespace-character-count="2535"/>
  </office:meta>
</office:document-meta>
</file>